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80f6c" officeooo:paragraph-rsid="00080f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ultes simples o monotaula</text:p>
      <text:p text:style-name="P1"/>
      <text:p text:style-name="P4">-- 4.1- Quina és la quota promig mostrada com a "prom_cuota" i la venda promig mostrades com a "prom_ventas" dels venedors?<text:line-break/><text:line-break/><text:line-break/><text:line-break/>-- 4.2- Quin és el rendiment de quota promig dels venedors (percentatge de les vendes respecte la quota)?<text:line-break/><text:line-break/><text:line-break/><text:line-break/>-- 4.3- Quines són les quotes totals com a "t_cuota" i vendes totals com a "t_ventas" de tots els venedors?<text:line-break/><text:line-break/><text:line-break/><text:line-break/>-- 4.4- Calcula el preu mig dels productes del fabricant amb identificador "aci".<text:line-break/><text:line-break/><text:line-break/><text:line-break/>-- 4.5- Quines són les quotes assignades mínima i màxima?<text:line-break/><text:line-break/><text:line-break/><text:line-break/>-- 4.6- Quina és la data de comanda més antiga?<text:line-break/><text:line-break/><text:line-break/><text:line-break/>-- 4.7- Quin és el major rendiment de vendes de tots els venedors?<text:line-break/><text:line-break/><text:line-break/><text:line-break/>-- 4.8- Quants clients hi ha?<text:line-break/><text:line-break/><text:line-break/><text:line-break/>-- 4.9- Quants venedors superen la seva quota?<text:line-break/><text:line-break/><text:line-break/><text:line-break/>-- 4.10- Quantes comandes de més de 25000 hi ha en els registres?<text:line-break/><text:line-break/><text:line-break/><text:line-break/>-- 4.11-<text:line-break/><text:line-break/><text:line-break/><text:line-break/>-- 4.12- Trobar l'import mitjà de les comandes, l'import total de les comandes, l'import mitjà de les comandes com a percentatge del límit de crèdit del client i l'import mitjà de comandes com a percentatge de la quota del venedor.<text:line-break/><text:soft-page-break/><text:line-break/><text:line-break/><text:line-break/>-- 4.13- Compta les files que hi ha a repventas, les files del camp vendes i les del camp quota.<text:line-break/><text:line-break/><text:line-break/><text:line-break/>-- 4.14- Mostra que la suma de restar (vendes menys quota) és diferent que sumar vendes i restar-li la suma de quotes.<text:line-break/><text:line-break/><text:line-break/><text:line-break/>-- 4.15- Quants títols diferents tenen els venedors?<text:line-break/><text:line-break/><text:line-break/><text:line-break/>-- 4.16- Quantes oficines de vendes tenen venedors que superen les seves quotes?<text:line-break/><text:line-break/><text:line-break/><text:line-break/>-- 4.17- Seleccionar de la taula clients quants clients diferents i venedors diferents hi ha.<text:line-break/><text:line-break/><text:line-break/><text:line-break/>-- 4.18- De la taula comandes seleccionar quantes comandes diferents i clients diferents hi ha<text:line-break/><text:line-break/><text:line-break/><text:line-break/>-- 4.19- Calcular la mitjana dels imports de les comandes.<text:line-break/><text:line-break/><text:line-break/><text:line-break/>-- 4.20- Calcula la mitjana de l'import d'una comanda realitzada pel client amb nom d'empresa "Acme Mfg."<text:line-break/><text:line-break/><text:line-break/><text:line-break/>-- 4.21- Quina és la comanda promig de cada venedor?<text:line-break/><text:line-break/><text:line-break/><text:line-break/>-- 4.22- Quin és el rang (màxim i mínim) de quotes dels venedors per cada oficina?<text:line-break/><text:line-break/><text:line-break/><text:line-break/>-- 4.23- Quants venedors estan asignats a cada oficina?<text:line-break/><text:line-break/><text:line-break/><text:line-break/>-- 4.24- Per cada venedor calcular quants clients diferents ha atès (ha fet comandes)?<text:line-break/><text:line-break/><text:line-break/><text:soft-page-break/><text:line-break/>-- 4.25- Calcula el total dels imports de les comandes fetes per cada client a cada venedor.<text:line-break/><text:line-break/><text:line-break/><text:line-break/>-- 4.26- El mateix que a la qüestió anterior, però ordenat per client i dintre de client per venedor.<text:line-break/><text:line-break/><text:line-break/><text:line-break/>-- 4.27- Calcula les comandes totals per a cada venedor.<text:line-break/><text:line-break/><text:line-break/><text:line-break/>-- 4.28- Quin és l'import promig de les comandes per cada venedor que les seves comandes sumen més de 30000?<text:line-break/><text:line-break/><text:line-break/><text:line-break/>-- 4.29- Per cada oficina amb dos o més empleats, calcular la quota total i les vendes totals per a tots els venedors que treballen a la oficina (volem que mostrar la ciutat de l'oficina a la consulta)<text:line-break/><text:line-break/><text:line-break/><text:line-break/>-- 4.30- Mostra el preu, les existències i la quantitat total de les comandes de cada producte per als quals la quantitat total demanada està per sobre del 75% de les existències.<text:line-break/><text:line-break/><text:line-break/><text:line-break/>-- 4.31- Es desitja un llistat d'identificadors de fabricants de productes. Només volem tenir en compte els productes de preu superior a 54. Només volem que apareguin els fabricants amb un nombre total d'unitats superior a 300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aplana </meta:initial-creator>
    <meta:creation-date>2012-10-02T12:16:08</meta:creation-date>
    <dc:date>2015-10-28T23:15:29.619000000</dc:date>
    <meta:editing-duration>PT37M6S</meta:editing-duration>
    <meta:editing-cycles>11</meta:editing-cycles>
    <meta:generator>LibreOffice/4.4.4.3$Windows_x86 LibreOffice_project/2c39ebcf046445232b798108aa8a7e7d89552ea8</meta:generator>
    <meta:document-statistic meta:table-count="0" meta:image-count="0" meta:object-count="0" meta:page-count="3" meta:paragraph-count="2" meta:word-count="520" meta:character-count="3051" meta:non-whitespace-character-count="2441"/>
  </office:meta>
</office:document-meta>
</file>